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style:font-name="Arial" style:font-name-asian="DejaVu Sans" style:font-name-complex="Lohit Devanagari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DejaVu Sans" style:font-name-complex="Lohit Devanagari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3pt" svg:x="50.91pt" svg:y="144.94pt">
            <draw:object draw:notify-on-update-of-ranges="Sheet1.B2:Sheet1.H2 Sheet1.B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31.49pt" svg:y="146.52pt">
            <draw:object draw:notify-on-update-of-ranges="Sheet1.I2:Sheet1.O2 Sheet1.I3:Sheet1.O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17pt" svg:x="894.16pt" svg:y="127.16pt">
            <draw:object draw:notify-on-update-of-ranges="Sheet1.P2:Sheet1.V2 Sheet1.P3:Sheet1.V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3.46pt" svg:y="441.18pt">
            <draw:object draw:notify-on-update-of-ranges="Sheet1.B2:Sheet1.H2 Sheet1.B4:Sheet1.H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pt" svg:height="254.92pt" svg:x="508.73pt" svg:y="410.63pt">
            <draw:object draw:notify-on-update-of-ranges="Sheet1.I2:Sheet1.O2 Sheet1.I4:Sheet1.O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pt" svg:height="254.95pt" svg:x="845.91pt" svg:y="420.6pt">
            <draw:object draw:notify-on-update-of-ranges="Sheet1.P2:Sheet1.V2 Sheet1.P4:Sheet1.V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2.83pt" svg:height="256pt" svg:x="135.38pt" svg:y="692.39pt">
            <draw:object draw:notify-on-update-of-ranges="Sheet1.B2:Sheet1.H2 Sheet1.B5:Sheet1.H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20.92pt" svg:y="694.03pt">
            <draw:object draw:notify-on-update-of-ranges="Sheet1.I2:Sheet1.O2 Sheet1.I5:Sheet1.O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4.03pt" svg:height="256pt" svg:x="861.36pt" svg:y="694.71pt">
            <draw:object draw:notify-on-update-of-ranges="Sheet1.P2:Sheet1.V2 Sheet1.P5:Sheet1.V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2.83pt" svg:height="256pt" svg:x="47.91pt" svg:y="908.84pt">
            <draw:object draw:notify-on-update-of-ranges="Sheet1.B2:Sheet1.H2 Sheet1.B6:Sheet1.H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4.03pt" svg:height="256pt" svg:x="497.17pt" svg:y="893.71pt">
            <draw:object draw:notify-on-update-of-ranges="Sheet1.I2:Sheet1.O2 Sheet1.I6:Sheet1.O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2.83pt" svg:height="256pt" svg:x="870.94pt" svg:y="948.39pt">
            <draw:object draw:notify-on-update-of-ranges="Sheet1.P2:Sheet1.V2 Sheet1.P6:Sheet1.V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1316.24pt" svg:y="275.1pt">
            <draw:object draw:notify-on-update-of-ranges="Sheet1.B2:Sheet1.H2 Sheet1.B7:Sheet1.H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2.83pt" svg:height="256.03pt" svg:x="1342.94pt" svg:y="704.01pt">
            <draw:object draw:notify-on-update-of-ranges="Sheet1.B2:Sheet1.H2 Sheet1.B8:Sheet1.H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335.69pt" svg:y="451.98pt">
            <draw:object draw:notify-on-update-of-ranges="Sheet1.I2:Sheet1.O2 Sheet1.I7:Sheet1.O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371.66pt" svg:y="961.65pt">
            <draw:object draw:notify-on-update-of-ranges="Sheet1.I2:Sheet1.O2 Sheet1.I8:Sheet1.O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2.86pt" svg:height="256pt" svg:x="1673.57pt" svg:y="339.79pt">
            <draw:object draw:notify-on-update-of-ranges="Sheet1.P2:Sheet1.V2 Sheet1.P7:Sheet1.V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2.86pt" svg:height="256pt" svg:x="1746.65pt" svg:y="857.62pt">
            <draw:object draw:notify-on-update-of-ranges="Sheet1.P2:Sheet1.V2 Sheet1.P8:Sheet1.V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2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2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row table:style-name="ro1">
          <table:table-cell table:style-name="Default"/>
          <table:table-cell table:style-name="ce2" office:value-type="string" calcext:value-type="string" table:number-columns-spanned="7" table:number-rows-spanned="1">
            <text:p>Mode 0</text:p>
          </table:table-cell>
          <table:covered-table-cell table:number-columns-repeated="5" table:style-name="ce5"/>
          <table:covered-table-cell table:style-name="ce8"/>
          <table:table-cell table:style-name="ce12" office:value-type="string" calcext:value-type="string" table:number-columns-spanned="7" table:number-rows-spanned="1">
            <text:p>Mode 1</text:p>
          </table:table-cell>
          <table:covered-table-cell table:number-columns-repeated="5" table:style-name="ce5"/>
          <table:covered-table-cell table:style-name="ce8"/>
          <table:table-cell table:style-name="ce2" office:value-type="string" calcext:value-type="string" table:number-columns-spanned="7" table:number-rows-spanned="1">
            <text:p>Mode 2</text:p>
          </table:table-cell>
          <table:covered-table-cell table:number-columns-repeated="5" table:style-name="ce5"/>
          <table:covered-table-cell table:style-name="ce8"/>
        </table:table-row>
        <table:table-row table:style-name="ro1">
          <table:table-cell table:style-name="Default" office:value-type="string" calcext:value-type="string">
            <text:p>Benchmark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7" office:value-type="string" calcext:value-type="string">
            <text:p>with cached profile – compile level 3 to 4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7" office:value-type="string" calcext:value-type="string">
            <text:p>with cached profile – compile level 3 to 4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7" office:value-type="string" calcext:value-type="string">
            <text:p>with cached profile – compile level 3 to 4</text:p>
          </table:table-cell>
          <table:table-cell table:style-name="ce9" office:value-type="string" calcext:value-type="string">
            <text:p>with cached profile – compile level 4</text:p>
          </table:table-cell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office:value-type="float" office:value="348" calcext:value-type="float">
            <text:p>348</text:p>
          </table:table-cell>
          <table:table-cell office:value-type="float" office:value="2322" calcext:value-type="float">
            <text:p>232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eltaBlue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65" calcext:value-type="float">
            <text:p>6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office:value-type="float" office:value="2510" calcext:value-type="float">
            <text:p>251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arleyBoyer</text:p>
          </table:table-cell>
          <table:table-cell office:value-type="float" office:value="451" calcext:value-type="float">
            <text:p>451</text:p>
          </table:table-cell>
          <table:table-cell office:value-type="float" office:value="29" calcext:value-type="float">
            <text:p>29</text:p>
          </table:table-cell>
          <table:table-cell office:value-type="float" office:value="3255" calcext:value-type="float">
            <text:p>3255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10" calcext:value-type="float">
            <text:p>210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3366" calcext:value-type="float">
            <text:p>336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23" calcext:value-type="float">
            <text:p>23</text:p>
          </table:table-cell>
          <table:table-cell office:value-type="float" office:value="477" calcext:value-type="float">
            <text:p>477</text:p>
          </table:table-cell>
          <table:table-cell office:value-type="float" office:value="1158" calcext:value-type="float">
            <text:p>1158</text:p>
          </table:table-cell>
          <table:table-cell office:value-type="float" office:value="3305" calcext:value-type="float">
            <text:p>3305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NavierStoke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399" calcext:value-type="float">
            <text:p>399</text:p>
          </table:table-cell>
          <table:table-cell office:value-type="float" office:value="2190" calcext:value-type="float">
            <text:p>219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sparse.large</text:p>
          </table:table-cell>
          <table:table-cell table:style-name="ce4" office:value-type="float" office:value="169" calcext:value-type="float">
            <text:p>1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49" calcext:value-type="float">
            <text:p>104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style-name="ce11" office:value-type="float" office:value="127" calcext:value-type="float">
            <text:p>127</text:p>
          </table:table-cell>
          <table:table-cell table:style-name="ce4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77" calcext:value-type="float">
            <text:p>77</text:p>
          </table:table-cell>
          <table:table-cell table:style-name="ce4" office:value-type="float" office:value="179" calcext:value-type="float">
            <text:p>179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20:46:24.888399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43:45.159008906</meta:creation-date>
    <dc:date>2015-07-05T20:47:18.444526467</dc:date>
    <meta:editing-duration>PT29M21S</meta:editing-duration>
    <meta:editing-cycles>3</meta:editing-cycles>
    <meta:generator>LibreOffice/4.4.3.2$Linux_X86_64 LibreOffice_project/40m0$Build-2</meta:generator>
    <meta:document-statistic meta:table-count="1" meta:cell-count="15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0</text:p>
        </chart:title>
        <chart:legend chart:legend-position="end" svg:x="10.798cm" svg:y="1.319cm" style:legend-expansion="high" chart:style-name="ch3"/>
        <chart:plot-area chart:style-name="ch4" table:cell-range-address="Sheet1.B2:Sheet1.H3" chart:data-source-has-labels="row" svg:x="0.319cm" svg:y="1.275cm" svg:width="10.16cm" svg:height="7.55cm">
          <chartooo:coordinate-region svg:x="1.624cm" svg:y="1.276cm" svg:width="7.549cm" svg:height="7.549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H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23">
                <text:p>323</text:p>
                <draw:g>
                  <svg:desc>Sheet1.B3:Sheet1.H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321">
                <text:p>232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0</text:p>
        </chart:title>
        <chart:legend chart:legend-position="end" svg:x="10.776cm" svg:y="1.333cm" style:legend-expansion="high" chart:style-name="ch3"/>
        <chart:plot-area chart:style-name="ch4" table:cell-range-address="Sheet1.B2:Sheet1.H2 Sheet1.B6:Sheet1.H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H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3">
                <text:p>313</text:p>
                <draw:g>
                  <svg:desc>Sheet1.B6:Sheet1.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201">
                <text:p>2201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65cm" svg:y="0.316cm" chart:style-name="ch2">
          <text:p>NavierStokes - mode 1</text:p>
        </chart:title>
        <chart:legend chart:legend-position="end" svg:x="10.818cm" svg:y="1.333cm" style:legend-expansion="high" chart:style-name="ch3"/>
        <chart:plot-area chart:style-name="ch4" table:cell-range-address="Sheet1.I2:Sheet1.O2 Sheet1.I6:Sheet1.O6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6:Sheet1.O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0">
                <text:p>310</text:p>
                <draw:g>
                  <svg:desc>Sheet1.I6:Sheet1.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210">
                <text:p>221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2</text:p>
        </chart:title>
        <chart:legend chart:legend-position="end" svg:x="10.776cm" svg:y="1.333cm" style:legend-expansion="high" chart:style-name="ch3"/>
        <chart:plot-area chart:style-name="ch4" table:cell-range-address="Sheet1.P2:Sheet1.V2 Sheet1.P6:Sheet1.V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:Sheet1.V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1">
                <text:p>311</text:p>
                <draw:g>
                  <svg:desc>Sheet1.P6:Sheet1.V6</svg:desc>
                </draw:g>
              </table:table-cell>
              <table:table-cell office:value-type="float" office:value="399">
                <text:p>399</text:p>
              </table:table-cell>
              <table:table-cell office:value-type="float" office:value="2190">
                <text:p>219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0</text:p>
        </chart:title>
        <chart:legend chart:legend-position="end" svg:x="10.8cm" svg:y="1.317cm" style:legend-expansion="high" chart:style-name="ch3"/>
        <chart:plot-area chart:style-name="ch4" table:cell-range-address="Sheet1.B2:Sheet1.H2 Sheet1.B7:Sheet1.H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H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79">
                <text:p>179</text:p>
                <draw:g>
                  <svg:desc>Sheet1.B7:Sheet1.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25">
                <text:p>102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9.033cm" xlink:href=".." xlink:type="simple" chart:class="chart:circle" chart:style-name="ch1">
        <chart:title svg:x="5.735cm" svg:y="0.316cm" chart:style-name="ch2">
          <text:p>sparse.large - mode 0</text:p>
        </chart:title>
        <chart:legend chart:legend-position="end" svg:x="10.776cm" svg:y="1.333cm" style:legend-expansion="high" chart:style-name="ch3"/>
        <chart:plot-area chart:style-name="ch4" table:cell-range-address="Sheet1.B2:Sheet1.H2 Sheet1.B8:Sheet1.H8" chart:data-source-has-labels="row" svg:x="0.319cm" svg:y="1.275cm" svg:width="10.138cm" svg:height="7.578cm">
          <chartooo:coordinate-region svg:x="1.599cm" svg:y="1.276cm" svg:width="7.577cm" svg:height="7.577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H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69">
                <text:p>169</text:p>
                <draw:g>
                  <svg:desc>Sheet1.B8:Sheet1.H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49">
                <text:p>104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1</text:p>
        </chart:title>
        <chart:legend chart:legend-position="end" svg:x="10.8cm" svg:y="1.317cm" style:legend-expansion="high" chart:style-name="ch3"/>
        <chart:plot-area chart:style-name="ch4" table:cell-range-address="Sheet1.I2:Sheet1.O2 Sheet1.I7:Sheet1.O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:Sheet1.O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4">
                <text:p>194</text:p>
                <draw:g>
                  <svg:desc>Sheet1.I7:Sheet1.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40">
                <text:p>104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47cm" svg:y="0.316cm" chart:style-name="ch2">
          <text:p>sparse.large - mode 1</text:p>
        </chart:title>
        <chart:legend chart:legend-position="end" svg:x="10.8cm" svg:y="1.317cm" style:legend-expansion="high" chart:style-name="ch3"/>
        <chart:plot-area chart:style-name="ch4" table:cell-range-address="Sheet1.I2:Sheet1.O2 Sheet1.I8:Sheet1.O8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8:Sheet1.O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6">
                <text:p>176</text:p>
                <draw:g>
                  <svg:desc>Sheet1.I8:Sheet1.O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58">
                <text:p>105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987cm" svg:y="0.316cm" chart:style-name="ch2">
          <text:p>compress - mode 2</text:p>
        </chart:title>
        <chart:legend chart:legend-position="end" svg:x="10.777cm" svg:y="1.333cm" style:legend-expansion="high" chart:style-name="ch3"/>
        <chart:plot-area chart:style-name="ch4" table:cell-range-address="Sheet1.P2:Sheet1.V2 Sheet1.P7:Sheet1.V7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7:Sheet1.V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0">
                <text:p>190</text:p>
                <draw:g>
                  <svg:desc>Sheet1.P7:Sheet1.V7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1040">
                <text:p>10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735cm" svg:y="0.316cm" chart:style-name="ch2">
          <text:p>sparse.large - mode 2</text:p>
        </chart:title>
        <chart:legend chart:legend-position="end" svg:x="10.777cm" svg:y="1.333cm" style:legend-expansion="high" chart:style-name="ch3"/>
        <chart:plot-area chart:style-name="ch4" table:cell-range-address="Sheet1.P2:Sheet1.V2 Sheet1.P8:Sheet1.V8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8:Sheet1.V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9">
                <text:p>179</text:p>
                <draw:g>
                  <svg:desc>Sheet1.P8:Sheet1.V8</svg:desc>
                </draw:g>
              </table:table-cell>
              <table:table-cell office:value-type="float" office:value="149">
                <text:p>149</text:p>
              </table:table-cell>
              <table:table-cell office:value-type="float" office:value="1062">
                <text:p>106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1</text:p>
        </chart:title>
        <chart:legend chart:legend-position="end" svg:x="10.798cm" svg:y="1.319cm" style:legend-expansion="high" chart:style-name="ch3"/>
        <chart:plot-area chart:style-name="ch4" table:cell-range-address="Sheet1.I2:Sheet1.O3" chart:data-source-has-labels="row" svg:x="0.319cm" svg:y="1.275cm" svg:width="10.16cm" svg:height="7.55cm">
          <chartooo:coordinate-region svg:x="1.625cm" svg:y="1.277cm" svg:width="7.548cm" svg:height="7.548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O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30">
                <text:p>330</text:p>
                <draw:g>
                  <svg:desc>Sheet1.I3:Sheet1.O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350">
                <text:p>2350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331">
                <text:p>33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circle" chart:style-name="ch1">
        <chart:title svg:x="6.092cm" svg:y="0.316cm" chart:style-name="ch2">
          <text:p>Richards - mode 2</text:p>
        </chart:title>
        <chart:legend chart:legend-position="end" svg:x="10.802cm" svg:y="1.318cm" style:legend-expansion="high" chart:style-name="ch3"/>
        <chart:plot-area chart:style-name="ch4" table:cell-range-address="Sheet1.P2:Sheet1.V3" chart:data-source-has-labels="row" svg:x="0.32cm" svg:y="1.275cm" svg:width="10.162cm" svg:height="7.548cm">
          <chartooo:coordinate-region svg:x="1.627cm" svg:y="1.276cm" svg:width="7.547cm" svg:height="7.547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3:Sheet1.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31">
                <text:p>331</text:p>
                <draw:g>
                  <svg:desc>Sheet1.P3:Sheet1.V3</svg:desc>
                </draw:g>
              </table:table-cell>
              <table:table-cell office:value-type="float" office:value="348">
                <text:p>348</text:p>
              </table:table-cell>
              <table:table-cell office:value-type="float" office:value="2322">
                <text:p>2322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DeltaBlue - mode 0</text:p>
        </chart:title>
        <chart:legend chart:legend-position="end" svg:x="10.8cm" svg:y="1.317cm" style:legend-expansion="high" chart:style-name="ch3"/>
        <chart:plot-area chart:style-name="ch4" table:cell-range-address="Sheet1.B2:Sheet1.H2 Sheet1.B4:Sheet1.H4" chart:data-source-has-labels="row" svg:x="0.32cm" svg:y="1.275cm" svg:width="10.16cm" svg:height="7.545cm">
          <chartooo:coordinate-region svg:x="1.628cm" svg:y="1.276cm" svg:width="7.543cm" svg:height="7.543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H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63">
                <text:p>363</text:p>
                <draw:g>
                  <svg:desc>Sheet1.B4:Sheet1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469">
                <text:p>469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7cm" svg:height="8.994cm" xlink:href=".." xlink:type="simple" chart:class="chart:circle" chart:style-name="ch1">
        <chart:title svg:x="6.033cm" svg:y="0.315cm" chart:style-name="ch2">
          <text:p>DeltaBlue - mode 1</text:p>
        </chart:title>
        <chart:legend chart:legend-position="end" svg:x="10.817cm" svg:y="1.314cm" style:legend-expansion="high" chart:style-name="ch3"/>
        <chart:plot-area chart:style-name="ch4" table:cell-range-address="Sheet1.I2:Sheet1.O2 Sheet1.I4:Sheet1.O4" chart:data-source-has-labels="row" svg:x="0.32cm" svg:y="1.273cm" svg:width="10.177cm" svg:height="7.542cm">
          <chartooo:coordinate-region svg:x="1.638cm" svg:y="1.274cm" svg:width="7.541cm" svg:height="7.541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4:Sheet1.O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67">
                <text:p>367</text:p>
                <draw:g>
                  <svg:desc>Sheet1.I4:Sheet1.O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7cm" svg:height="8.995cm" xlink:href=".." xlink:type="simple" chart:class="chart:circle" chart:style-name="ch1">
        <chart:title svg:x="6.033cm" svg:y="0.315cm" chart:style-name="ch2">
          <text:p>DeltaBlue - mode 2</text:p>
        </chart:title>
        <chart:legend chart:legend-position="end" svg:x="10.817cm" svg:y="1.314cm" style:legend-expansion="high" chart:style-name="ch3"/>
        <chart:plot-area chart:style-name="ch4" table:cell-range-address="Sheet1.P2:Sheet1.V2 Sheet1.P4:Sheet1.V4" chart:data-source-has-labels="row" svg:x="0.32cm" svg:y="1.273cm" svg:width="10.177cm" svg:height="7.543cm">
          <chartooo:coordinate-region svg:x="1.637cm" svg:y="1.274cm" svg:width="7.542cm" svg:height="7.542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4:Sheet1.V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2">
                <text:p>372</text:p>
                <draw:g>
                  <svg:desc>Sheet1.P4:Sheet1.V4</svg:desc>
                </draw:g>
              </table:table-cell>
              <table:table-cell office:value-type="float" office:value="430">
                <text:p>430</text:p>
              </table:table-cell>
              <table:table-cell office:value-type="float" office:value="2510">
                <text:p>2510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748cm" svg:y="0.316cm" chart:style-name="ch2">
          <text:p>EarleyBoyer - mode 0</text:p>
        </chart:title>
        <chart:legend chart:legend-position="end" svg:x="10.776cm" svg:y="1.333cm" style:legend-expansion="high" chart:style-name="ch3"/>
        <chart:plot-area chart:style-name="ch4" table:cell-range-address="Sheet1.B2:Sheet1.H2 Sheet1.B5:Sheet1.H5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H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H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51">
                <text:p>451</text:p>
                <draw:g>
                  <svg:desc>Sheet1.B5:Sheet1.H5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255">
                <text:p>3255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1459">
                <text:p>1459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6cm" svg:y="0.316cm" chart:style-name="ch2">
          <text:p>EarleyBoyer - mode 1</text:p>
        </chart:title>
        <chart:legend chart:legend-position="end" svg:x="10.8cm" svg:y="1.317cm" style:legend-expansion="high" chart:style-name="ch3"/>
        <chart:plot-area chart:style-name="ch4" table:cell-range-address="Sheet1.I2:Sheet1.O2 Sheet1.I5:Sheet1.O5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I2:Sheet1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5:Sheet1.O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I2:Sheet1.O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4">
                <text:p>474</text:p>
                <draw:g>
                  <svg:desc>Sheet1.I5:Sheet1.O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366">
                <text:p>3366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097">
                <text:p>109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769cm" svg:y="0.316cm" chart:style-name="ch2">
          <text:p>EarleyBoyer - mode 2</text:p>
        </chart:title>
        <chart:legend chart:legend-position="end" svg:x="10.818cm" svg:y="1.333cm" style:legend-expansion="high" chart:style-name="ch3"/>
        <chart:plot-area chart:style-name="ch4" table:cell-range-address="Sheet1.P2:Sheet1.V2 Sheet1.P5:Sheet1.V5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P2:Sheet1.V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5:Sheet1.V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P2:Sheet1.V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3 to 4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7">
                <text:p>477</text:p>
                <draw:g>
                  <svg:desc>Sheet1.P5:Sheet1.V5</svg:desc>
                </draw:g>
              </table:table-cell>
              <table:table-cell office:value-type="float" office:value="1158">
                <text:p>1158</text:p>
              </table:table-cell>
              <table:table-cell office:value-type="float" office:value="3305">
                <text:p>3305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